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6000000060B36764E307E1E8E7.png" manifest:media-type="image/png"/>
  <manifest:file-entry manifest:full-path="Pictures/1000020100000060000000609AA8DC1C76DCE1E9.png" manifest:media-type="image/png"/>
  <manifest:file-entry manifest:full-path="Pictures/1000020100000060000000600BA5DD4A7BD21D24.png" manifest:media-type="image/png"/>
  <manifest:file-entry manifest:full-path="Pictures/100002010000006000000060650C30BE2218F580.png" manifest:media-type="image/png"/>
  <manifest:file-entry manifest:full-path="Pictures/1000020100000060000000609AC6B74E9B1B079A.png" manifest:media-type="image/png"/>
  <manifest:file-entry manifest:full-path="Pictures/100002010000006000000060FF52BF32F662093A.png" manifest:media-type="image/png"/>
  <manifest:file-entry manifest:full-path="Pictures/100002010000006000000060629E3ECB4DBD7C71.png" manifest:media-type="image/png"/>
  <manifest:file-entry manifest:full-path="Pictures/1000020100000060000000600EE8A7382071B03A.png" manifest:media-type="image/png"/>
  <manifest:file-entry manifest:full-path="Pictures/10000201000000600000006083688FD3BD7AD941.png" manifest:media-type="image/png"/>
  <manifest:file-entry manifest:full-path="Pictures/10000201000000600000006093C1287B01DD4EEE.png" manifest:media-type="image/png"/>
  <manifest:file-entry manifest:full-path="Pictures/100002010000006000000060C37C389035C788CF.png" manifest:media-type="image/png"/>
  <manifest:file-entry manifest:full-path="Pictures/100002010000006000000060582C277516AFB55C.png" manifest:media-type="image/png"/>
  <manifest:file-entry manifest:full-path="Pictures/1000020100000060000000607F104A6D3B08C711.png" manifest:media-type="image/png"/>
  <manifest:file-entry manifest:full-path="Pictures/1000020100000060000000600EBCAFFE88E47474.png" manifest:media-type="image/png"/>
  <manifest:file-entry manifest:full-path="Pictures/1000020100000060000000604A190243A74D6A0D.png" manifest:media-type="image/png"/>
  <manifest:file-entry manifest:full-path="Pictures/100002010000006000000060E1BED18EA6FBF3FC.png" manifest:media-type="image/png"/>
  <manifest:file-entry manifest:full-path="Pictures/1000020100000060000000605E79A14D7FDCCD86.png" manifest:media-type="image/png"/>
  <manifest:file-entry manifest:full-path="Pictures/10000201000000600000006073684D3FCA2149B8.png" manifest:media-type="image/png"/>
  <manifest:file-entry manifest:full-path="Pictures/1000020100000060000000607909BA8B90D6702A.png" manifest:media-type="image/png"/>
  <manifest:file-entry manifest:full-path="Pictures/1000020100000060000000600BBE229DC21E4757.png" manifest:media-type="image/png"/>
  <manifest:file-entry manifest:full-path="Pictures/100002010000006000000060B0243126C40A31E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Albany AMT" svg:font-family="'Albany AMT'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2" style:family="table">
      <style:table-properties style:width="19.711cm" table:align="left"/>
    </style:style>
    <style:style style:name="Tabelle2.A" style:family="table-column">
      <style:table-column-properties style:column-width="2.99cm"/>
    </style:style>
    <style:style style:name="Tabelle2.B" style:family="table-column">
      <style:table-column-properties style:column-width="11.645cm"/>
    </style:style>
    <style:style style:name="Tabelle2.C" style:family="table-column">
      <style:table-column-properties style:column-width="1.693cm"/>
    </style:style>
    <style:style style:name="Tabelle2.E" style:family="table-column">
      <style:table-column-properties style:column-width="1.69cm"/>
    </style:style>
    <style:style style:name="Tabelle2.A1" style:family="table-cell">
      <style:table-cell-properties style:writing-mode="page"/>
    </style:style>
    <style:style style:name="Tabelle2.A2" style:family="table-cell">
      <style:table-cell-properties fo:padding-left="0.101cm" fo:padding-right="0.101cm" fo:padding-top="0.199cm" fo:padding-bottom="0.199cm" fo:border="none" style:writing-mode="page"/>
    </style:style>
    <style:style style:name="P1" style:family="paragraph" style:parent-style-name="Heading_20_3">
      <style:text-properties style:font-name="Arial"/>
    </style:style>
    <style:style style:name="P2" style:family="paragraph" style:parent-style-name="Standard">
      <style:text-properties officeooo:paragraph-rsid="001da21f"/>
    </style:style>
    <style:style style:name="P3" style:family="paragraph" style:parent-style-name="Standard">
      <style:text-properties style:font-name="Arial" officeooo:paragraph-rsid="001da21f"/>
    </style:style>
    <style:style style:name="P4" style:family="paragraph" style:parent-style-name="Table_20_Contents">
      <style:text-properties style:font-name="Arial"/>
    </style:style>
    <style:style style:name="P5" style:family="paragraph" style:parent-style-name="Table_20_Contents">
      <style:text-properties style:font-name="Arial" fo:font-weight="bold" officeooo:rsid="001da21f" officeooo:paragraph-rsid="001da21f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WMO Weather interpretation codes (WW)</text:h>
      <text:p text:style-name="Text_20_body"/>
      <table:table table:name="Tabelle2" table:style-name="Tabelle2">
        <table:table-column table:style-name="Tabelle2.A"/>
        <table:table-column table:style-name="Tabelle2.B"/>
        <table:table-column table:style-name="Tabelle2.C" table:number-columns-repeated="2"/>
        <table:table-column table:style-name="Tabelle2.E"/>
        <table:table-row table:style-name="TableLine94324799110128">
          <table:table-cell table:style-name="Tabelle2.A1" office:value-type="string">
            <text:p text:style-name="P5">Code</text:p>
          </table:table-cell>
          <table:table-cell table:style-name="Tabelle2.A1" office:value-type="string">
            <text:p text:style-name="P5">Description</text:p>
          </table:table-cell>
          <table:table-cell table:style-name="Tabelle2.A1" table:number-columns-spanned="3" office:value-type="string">
            <text:p text:style-name="P5">Icon</text:p>
          </table:table-cell>
          <table:covered-table-cell/>
          <table:covered-table-cell/>
        </table:table-row>
        <table:table-row table:style-name="TableLine94324799110128">
          <table:table-cell table:style-name="Tabelle2.A2" office:value-type="string">
            <text:p text:style-name="P4">0</text:p>
          </table:table-cell>
          <table:table-cell table:style-name="Tabelle2.A2" office:value-type="string">
            <text:p text:style-name="P4">Clear sky</text:p>
          </table:table-cell>
          <table:table-cell table:style-name="Tabelle2.A2" office:value-type="string">
            <text:p text:style-name="Table_20_Contents"><draw:frame draw:style-name="fr2" draw:name="Bild1" text:anchor-type="char" svg:width="0.811cm" svg:height="0.811cm" draw:z-index="3"><draw:image xlink:href="Pictures/100002010000006000000060FF52BF32F662093A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</table:table-row>
        <table:table-row table:style-name="TableLine94324799110128">
          <table:table-cell table:style-name="Tabelle2.A2" office:value-type="string">
            <text:p text:style-name="P4">1, 2, 3</text:p>
          </table:table-cell>
          <table:table-cell table:style-name="Tabelle2.A2" office:value-type="string">
            <text:p text:style-name="P4">Mainly clear, partly cloudy, and overcast</text:p>
          </table:table-cell>
          <table:table-cell table:style-name="Tabelle2.A2" office:value-type="string">
            <text:p text:style-name="Table_20_Contents"><draw:frame draw:style-name="fr1" draw:name="Bild2" text:anchor-type="char" svg:width="0.811cm" svg:height="0.811cm" draw:z-index="0"><draw:image xlink:href="Pictures/1000020100000060000000600BBE229DC21E4757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><draw:frame draw:style-name="fr1" draw:name="Bild3" text:anchor-type="char" svg:width="0.811cm" svg:height="0.811cm" draw:z-index="1"><draw:image xlink:href="Pictures/10000201000000600000006093C1287B01DD4EEE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><draw:frame draw:style-name="fr1" draw:name="Bild4" text:anchor-type="char" svg:width="0.811cm" svg:height="0.811cm" draw:z-index="2"><draw:image xlink:href="Pictures/100002010000006000000060582C277516AFB55C.png" xlink:type="simple" xlink:show="embed" xlink:actuate="onLoad" draw:mime-type="image/png"/></draw:frame></text:p>
          </table:table-cell>
        </table:table-row>
        <table:table-row table:style-name="TableLine94324799110128">
          <table:table-cell table:style-name="Tabelle2.A2" office:value-type="string">
            <text:p text:style-name="P4">45, 48</text:p>
          </table:table-cell>
          <table:table-cell table:style-name="Tabelle2.A2" office:value-type="string">
            <text:p text:style-name="P4">Fog and depositing rime fog</text:p>
          </table:table-cell>
          <table:table-cell table:style-name="Tabelle2.A2" office:value-type="string">
            <text:p text:style-name="Table_20_Contents"><draw:frame draw:style-name="fr1" draw:name="Bild5" text:anchor-type="char" svg:width="0.811cm" svg:height="0.811cm" draw:z-index="4"><draw:image xlink:href="Pictures/1000020100000060000000600EBCAFFE88E47474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</table:table-row>
        <table:table-row table:style-name="TableLine94324799110128">
          <table:table-cell table:style-name="Tabelle2.A2" office:value-type="string">
            <text:p text:style-name="P4">51, 53, 55</text:p>
          </table:table-cell>
          <table:table-cell table:style-name="Tabelle2.A2" office:value-type="string">
            <text:p text:style-name="P4">Drizzle: Light, moderate, and dense intensity</text:p>
          </table:table-cell>
          <table:table-cell table:style-name="Tabelle2.A2" office:value-type="string">
            <text:p text:style-name="Table_20_Contents"><draw:frame draw:style-name="fr1" draw:name="Bild6" text:anchor-type="char" svg:width="0.811cm" svg:height="0.811cm" draw:z-index="5"><draw:image xlink:href="Pictures/1000020100000060000000607F104A6D3B08C711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</table:table-row>
        <table:table-row table:style-name="TableLine94324799110128">
          <table:table-cell table:style-name="Tabelle2.A2" office:value-type="string">
            <text:p text:style-name="P4">56, 57</text:p>
          </table:table-cell>
          <table:table-cell table:style-name="Tabelle2.A2" office:value-type="string">
            <text:p text:style-name="P4">Freezing Drizzle: Light and dense intensity</text:p>
          </table:table-cell>
          <table:table-cell table:style-name="Tabelle2.A2" office:value-type="string">
            <text:p text:style-name="Table_20_Contents"><draw:frame draw:style-name="fr1" draw:name="Bild7" text:anchor-type="char" svg:width="0.811cm" svg:height="0.811cm" draw:z-index="6"><draw:image xlink:href="Pictures/1000020100000060000000604A190243A74D6A0D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</table:table-row>
        <table:table-row table:style-name="TableLine94324799110128">
          <table:table-cell table:style-name="Tabelle2.A2" office:value-type="string">
            <text:p text:style-name="P4">61, 63, 65</text:p>
          </table:table-cell>
          <table:table-cell table:style-name="Tabelle2.A2" office:value-type="string">
            <text:p text:style-name="P4">Rain: Slight, moderate and heavy intensity</text:p>
          </table:table-cell>
          <table:table-cell table:style-name="Tabelle2.A2" office:value-type="string">
            <text:p text:style-name="Table_20_Contents"><draw:frame draw:style-name="fr1" draw:name="Bild8" text:anchor-type="char" svg:width="0.811cm" svg:height="0.811cm" draw:z-index="7"><draw:image xlink:href="Pictures/10000201000000600000006083688FD3BD7AD941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><draw:frame draw:style-name="fr1" draw:name="Bild9" text:anchor-type="char" svg:width="0.811cm" svg:height="0.811cm" draw:z-index="8"><draw:image xlink:href="Pictures/100002010000006000000060E1BED18EA6FBF3FC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><draw:frame draw:style-name="fr1" draw:name="Bild10" text:anchor-type="char" svg:width="0.811cm" svg:height="0.811cm" draw:z-index="9"><draw:image xlink:href="Pictures/1000020100000060000000605E79A14D7FDCCD86.png" xlink:type="simple" xlink:show="embed" xlink:actuate="onLoad" draw:mime-type="image/png"/></draw:frame></text:p>
          </table:table-cell>
        </table:table-row>
        <table:table-row table:style-name="TableLine94324799110128">
          <table:table-cell table:style-name="Tabelle2.A2" office:value-type="string">
            <text:p text:style-name="P4">66, 67</text:p>
          </table:table-cell>
          <table:table-cell table:style-name="Tabelle2.A2" office:value-type="string">
            <text:p text:style-name="P4">Freezing Rain: Light and heavy intensity</text:p>
          </table:table-cell>
          <table:table-cell table:style-name="Tabelle2.A2" office:value-type="string">
            <text:p text:style-name="Table_20_Contents"><draw:frame draw:style-name="fr1" draw:name="Bild11" text:anchor-type="char" svg:width="0.811cm" svg:height="0.811cm" draw:z-index="10"><draw:image xlink:href="Pictures/10000201000000600000006073684D3FCA2149B8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><draw:frame draw:style-name="fr1" draw:name="Bild12" text:anchor-type="char" svg:width="0.811cm" svg:height="0.811cm" draw:z-index="11"><draw:image xlink:href="Pictures/100002010000006000000060B0243126C40A31EE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/>
          </table:table-cell>
        </table:table-row>
        <table:table-row table:style-name="TableLine94324799110128">
          <table:table-cell table:style-name="Tabelle2.A2" office:value-type="string">
            <text:p text:style-name="P4">71, 73, 75</text:p>
          </table:table-cell>
          <table:table-cell table:style-name="Tabelle2.A2" office:value-type="string">
            <text:p text:style-name="P4">Snow fall: Slight, moderate, and heavy intensity</text:p>
          </table:table-cell>
          <table:table-cell table:style-name="Tabelle2.A2" office:value-type="string">
            <text:p text:style-name="Table_20_Contents"><draw:frame draw:style-name="fr1" draw:name="Bild13" text:anchor-type="char" svg:width="0.811cm" svg:height="0.811cm" draw:z-index="12"><draw:image xlink:href="Pictures/100002010000006000000060629E3ECB4DBD7C71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><draw:frame draw:style-name="fr1" draw:name="Bild14" text:anchor-type="char" svg:width="0.811cm" svg:height="0.811cm" draw:z-index="13"><draw:image xlink:href="Pictures/1000020100000060000000609AC6B74E9B1B079A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><draw:frame draw:style-name="fr1" draw:name="Bild15" text:anchor-type="char" svg:width="0.811cm" svg:height="0.811cm" draw:z-index="14"><draw:image xlink:href="Pictures/100002010000006000000060650C30BE2218F580.png" xlink:type="simple" xlink:show="embed" xlink:actuate="onLoad" draw:mime-type="image/png"/></draw:frame></text:p>
          </table:table-cell>
        </table:table-row>
        <table:table-row table:style-name="TableLine94324799110128">
          <table:table-cell table:style-name="Tabelle2.A2" office:value-type="string">
            <text:p text:style-name="P4">77</text:p>
          </table:table-cell>
          <table:table-cell table:style-name="Tabelle2.A2" office:value-type="string">
            <text:p text:style-name="P4">Snow grains</text:p>
          </table:table-cell>
          <table:table-cell table:style-name="Tabelle2.A2" office:value-type="string">
            <text:p text:style-name="Table_20_Contents"><draw:frame draw:style-name="fr1" draw:name="Bild22" text:anchor-type="char" svg:width="0.811cm" svg:height="0.811cm" draw:z-index="21"><draw:image xlink:href="Pictures/100002010000006000000060629E3ECB4DBD7C71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</table:table-row>
        <table:table-row table:style-name="TableLine94324799110128">
          <table:table-cell table:style-name="Tabelle2.A2" office:value-type="string">
            <text:p text:style-name="P4">80, 81, 82</text:p>
          </table:table-cell>
          <table:table-cell table:style-name="Tabelle2.A2" office:value-type="string">
            <text:p text:style-name="P4">Rain showers: Slight, moderate, and violent</text:p>
          </table:table-cell>
          <table:table-cell table:style-name="Tabelle2.A2" office:value-type="string">
            <text:p text:style-name="Table_20_Contents"><draw:frame draw:style-name="fr1" draw:name="Bild16" text:anchor-type="char" svg:width="0.811cm" svg:height="0.811cm" draw:z-index="15"><draw:image xlink:href="Pictures/100002010000006000000060C37C389035C788CF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><draw:frame draw:style-name="fr1" draw:name="Bild17" text:anchor-type="char" svg:width="0.811cm" svg:height="0.811cm" draw:z-index="16"><draw:image xlink:href="Pictures/1000020100000060000000600EE8A7382071B03A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><draw:frame draw:style-name="fr1" draw:name="Bild23" text:anchor-type="char" svg:width="0.811cm" svg:height="0.811cm" draw:z-index="22"><draw:image xlink:href="Pictures/1000020100000060000000600EE8A7382071B03A.png" xlink:type="simple" xlink:show="embed" xlink:actuate="onLoad" draw:mime-type="image/png"/></draw:frame></text:p>
          </table:table-cell>
        </table:table-row>
        <table:table-row table:style-name="TableLine94324799110128">
          <table:table-cell table:style-name="Tabelle2.A2" office:value-type="string">
            <text:p text:style-name="P4">85, 86</text:p>
          </table:table-cell>
          <table:table-cell table:style-name="Tabelle2.A2" office:value-type="string">
            <text:p text:style-name="P4">Snow showers slight and heavy</text:p>
          </table:table-cell>
          <table:table-cell table:style-name="Tabelle2.A2" office:value-type="string">
            <text:p text:style-name="Table_20_Contents"><draw:frame draw:style-name="fr1" draw:name="Bild18" text:anchor-type="char" svg:width="0.811cm" svg:height="0.811cm" draw:z-index="17"><draw:image xlink:href="Pictures/1000020100000060000000607909BA8B90D6702A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><draw:frame draw:style-name="fr1" draw:name="Bild19" text:anchor-type="char" svg:width="0.811cm" svg:height="0.811cm" draw:z-index="18"><draw:image xlink:href="Pictures/1000020100000060000000600BA5DD4A7BD21D24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/>
          </table:table-cell>
        </table:table-row>
        <table:table-row table:style-name="TableLine94324799110128">
          <table:table-cell table:style-name="Tabelle2.A2" office:value-type="string">
            <text:p text:style-name="P4">95 *</text:p>
          </table:table-cell>
          <table:table-cell table:style-name="Tabelle2.A2" office:value-type="string">
            <text:p text:style-name="P4">Thunderstorm: Slight or moderate</text:p>
          </table:table-cell>
          <table:table-cell table:style-name="Tabelle2.A2" office:value-type="string">
            <text:p text:style-name="Table_20_Contents"><draw:frame draw:style-name="fr1" draw:name="Bild20" text:anchor-type="char" svg:width="0.811cm" svg:height="0.811cm" draw:z-index="19"><draw:image xlink:href="Pictures/1000020100000060000000609AA8DC1C76DCE1E9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</table:table-row>
        <table:table-row table:style-name="TableLine94324799110128">
          <table:table-cell table:style-name="Tabelle2.A2" office:value-type="string">
            <text:p text:style-name="P4">96, 99 *</text:p>
          </table:table-cell>
          <table:table-cell table:style-name="Tabelle2.A2" office:value-type="string">
            <text:p text:style-name="P4">Thunderstorm with slight and heavy hail</text:p>
          </table:table-cell>
          <table:table-cell table:style-name="Tabelle2.A2" office:value-type="string">
            <text:p text:style-name="Table_20_Contents"><draw:frame draw:style-name="fr1" draw:name="Bild21" text:anchor-type="char" svg:width="0.811cm" svg:height="0.811cm" draw:z-index="20"><draw:image xlink:href="Pictures/100002010000006000000060B36764E307E1E8E7.png" xlink:type="simple" xlink:show="embed" xlink:actuate="onLoad" draw:mime-type="image/png"/></draw:frame></text:p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</table:table-row>
      </table:table>
      <text:p text:style-name="P2"/>
      <text:p text:style-name="P3">(*) Thunderstorm forecast with hail is only available in Central Europ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Albany AMT" svg:font-family="'Albany AMT'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Verdana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Verdana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 AMT" fo:font-family="'Albany AMT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7T08:08:07.829191290</meta:creation-date>
    <dc:date>2023-08-17T08:39:44.614208999</dc:date>
    <meta:editing-duration>PT35S</meta:editing-duration>
    <meta:editing-cycles>1</meta:editing-cycles>
    <meta:document-statistic meta:table-count="1" meta:image-count="23" meta:object-count="0" meta:page-count="1" meta:paragraph-count="31" meta:word-count="116" meta:character-count="662" meta:non-whitespace-character-count="577"/>
    <meta:generator>LibreOffice/7.1.5.2$Linux_X86_64 LibreOffice_project/10$Build-2</meta:generator>
  </office:meta>
</office:document-meta>
</file>